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71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8.308cm"/>
    </style:style>
    <style:style style:name="co13" style:family="table-column">
      <style:table-column-properties fo:break-before="auto" style:column-width="7.049cm"/>
    </style:style>
    <style:style style:name="co14" style:family="table-column">
      <style:table-column-properties fo:break-before="auto" style:column-width="9.71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0.937cm"/>
    </style:style>
    <style:style style:name="co17" style:family="table-column">
      <style:table-column-properties fo:break-before="auto" style:column-width="3.657cm"/>
    </style:style>
    <style:style style:name="co18" style:family="table-column">
      <style:table-column-properties fo:break-before="auto" style:column-width="4.727cm"/>
    </style:style>
    <style:style style:name="co19" style:family="table-column">
      <style:table-column-properties fo:break-before="auto" style:column-width="6.2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993cm" fo:break-before="auto" style:use-optimal-row-height="false"/>
    </style:style>
    <style:style style:name="ro11" style:family="table-row">
      <style:table-row-properties style:row-height="3.258cm" fo:break-before="auto" style:use-optimal-row-height="false"/>
    </style:style>
    <style:style style:name="ro12" style:family="table-row">
      <style:table-row-properties style:row-height="2.764cm" fo:break-before="auto" style:use-optimal-row-height="false"/>
    </style:style>
    <style:style style:name="ro13" style:family="table-row">
      <style:table-row-properties style:row-height="2.468cm" fo:break-before="auto" style:use-optimal-row-height="false"/>
    </style:style>
    <style:style style:name="ro14" style:family="table-row">
      <style:table-row-properties style:row-height="2.039cm" fo:break-before="auto" style:use-optimal-row-height="tru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4.106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2.203cm" fo:break-before="auto" style:use-optimal-row-height="fals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specificação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3c3c3c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5" style:family="table-cell" style:parent-style-name="Default">
      <style:table-cell-properties style:glyph-orientation-vertical="0" fo:border-bottom="0.035cm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Histórico de Versões</text:p>
          </table:table-cell>
          <table:table-cell table:style-name="ce2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>
            <text:p>Especificação</text:p>
          </table:table-cell>
          <table:table-cell table:style-name="ce2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table:number-columns-spanned="1" table:number-rows-spanned="2">
            <text:p>Execução &lt;DATA_VERSAO&gt;</text:p>
          </table:table-cell>
          <table:table-cell table:style-name="ce2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4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>
            <text:p>Versão</text:p>
          </table:table-cell>
          <table:table-cell table:style-name="ce5" office:value-type="string">
            <text:p>Data alteração</text:p>
          </table:table-cell>
          <table:table-cell table:style-name="ce5" office:value-type="string">
            <text:p>Comentários</text:p>
          </table:table-cell>
          <table:table-cell table:style-name="ce5" office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style-name="ce7" office:value-type="float" office:value="41611">
            <text:p>3-Dez-13</text:p>
          </table:table-cell>
          <table:table-cell table:style-name="ce6" office:value-type="string">
            <text:p>Criação do Documento</text:p>
          </table:table-cell>
          <table:table-cell table:style-name="ce6" office:value-type="string">
            <text:p>Fco Anderson Pinheiro Damasceno</text:p>
          </table:table-cell>
          <table:table-cell table:number-columns-repeated="1019"/>
        </table:table-row>
        <table:table-row table:style-name="ro5" table:number-rows-repeated="7">
          <table:table-cell/>
          <table:table-cell table:style-name="ce6"/>
          <table:table-cell table:style-name="ce7"/>
          <table:table-cell table:style-name="ce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" table:style-name="ta3" table:print="false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number-columns-repeated="3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48" table:default-cell-style-name="ce8"/>
        <table:table-column table:style-name="co4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3" office:value-type="string">
            <text:p>Cenário de Teste</text:p>
          </table:table-cell>
          <table:table-cell table:style-name="ce13" office:value-type="string">
            <text:p>Passos</text:p>
          </table:table-cell>
          <table:table-cell table:style-name="ce13" office:value-type="string">
            <text:p>Resultados esperados</text:p>
          </table:table-cell>
          <table:table-cell table:style-name="ce16" office:value-type="string">
            <text:p>Resultado da Execução</text:p>
          </table:table-cell>
          <table:table-cell table:style-name="ce16" office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10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1</text:p>
          </table:table-cell>
          <table:table-cell table:style-name="ce10" office:value-type="string">
            <text:p>Meta de semestre ímpar superior a meta para o semestre par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A meta e o déficit apresentados devem ser igual a meta do semestre ímpar.</text:p>
            <text:p/>
          </table:table-cell>
          <table:table-cell table:style-name="ce10" office:value-type="string">
            <text:p>PASSOU</text:p>
            <text:p/>
            <text:p>Meta de 33.2 Exemplares.</text:p>
          </table:table-cell>
          <table:table-cell table:style-name="ce10" office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9" table:number-columns-repeated="1015"/>
        </table:table-row>
        <table:table-row table:style-name="ro11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2</text:p>
          </table:table-cell>
          <table:table-cell table:style-name="ce10" office:value-type="string">
            <text:p>Meta de semestre par superior a meta para o semestre ímpar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A meta apresentada deve ser igual a meta do semestre par. </text:p>
          </table:table-cell>
          <table:table-cell table:style-name="ce10" office:value-type="string">
            <text:p>PASSOU</text:p>
            <text:p/>
            <text:p>Meta de 13.3 Exemplares.</text:p>
          </table:table-cell>
          <table:table-cell table:style-name="ce17" office:value-type="string">
            <text:p><text:span text:style-name="T1">No teste foi observado o título: POTTER, R. E.; </text:span><text:span text:style-name="T1">RAINER JR, R. K.; TURBAN, E.Introdução a </text:span><text:span text:style-name="T1">sistemas de informação: uma abordagem </text:span><text:span text:style-name="T1">gerencial. Campus 2007.</text:span> </text:p>
            <text:p>Como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12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3</text:p>
          </table:table-cell>
          <table:table-cell table:style-name="ce10" office:value-type="string">
            <text:p>Título <text:s/>vinculado a nenhuma disciplina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Meta zero</text:p>
          </table:table-cell>
          <table:table-cell table:style-name="ce10"/>
          <table:table-cell table:style-name="ce10" office:value-type="string">
            <text:p>Os títulos que apresestam estas caracteristicas não são mostrados na tabela de metas.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4</text:p>
          </table:table-cell>
          <table:table-cell table:style-name="ce10" office:value-type="string">
            <text:p>Titulo com acervo menor que a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 e 'INEP5 Déficit'.</text:span></text:p>
          </table:table-cell>
          <table:table-cell table:style-name="ce10" office:value-type="string">
            <text:p>Déficit igual a meta menos a quantidade apresentado no acervo</text:p>
          </table:table-cell>
          <table:table-cell table:style-name="ce10" office:value-type="string">
            <text:p>PASSOU</text:p>
            <text:p/>
            <text:p>Meta de 8.3, Acervo = 6 e Déficit de 2.3 Exemplares.</text:p>
          </table:table-cell>
          <table:table-cell table:style-name="ce10" office:value-type="string">
            <text:p/>
            <text:p><text:span text:style-name="T1">No teste foi observado o título: GREENE, </text:span><text:span text:style-name="T1">Jennifer; STELLMAN, Andrew. Use a cabeça! </text:span><text:span text:style-name="T1">PMP. Rio de Janeiro: Alta Books, 2010. xxxv, </text:span><text:span text:style-name="T1">794 p. Com referência ao banco de dados na </text:span><text:span text:style-name="T1">presente data.</text:span></text:p>
          </table:table-cell>
          <table:table-cell table:style-name="ce10" table:number-columns-repeated="17"/>
          <table:table-cell table:number-columns-repeated="998"/>
        </table:table-row>
        <table:table-row table:style-name="ro14">
          <table:table-cell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5</text:p>
          </table:table-cell>
          <table:table-cell table:style-name="ce14" office:value-type="string">
            <text:p>Titulo com acervo maior que a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 valor apresentado na coluna </text:span><text:span text:style-name="T1">'INEP5 Déficit'.</text:span></text:p>
          </table:table-cell>
          <table:table-cell table:style-name="ce14" office:value-type="string">
            <text:p>Deficit zero</text:p>
          </table:table-cell>
          <table:table-cell office:value-type="string">
            <text:p>PASSOU</text:p>
            <text:p/>
            <text:p>Acervo com 4 e Meta de 2</text:p>
          </table:table-cell>
          <table:table-cell table:style-name="ce10" office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14">
          <table:table-cell/>
          <table:table-cell office:value-type="string">
            <text:p>Calcular Metas</text:p>
          </table:table-cell>
          <table:table-cell office:value-type="string">
            <text:p>Principal</text:p>
          </table:table-cell>
          <table:table-cell table:style-name="ce10" office:value-type="string">
            <text:p>TC_004_06</text:p>
          </table:table-cell>
          <table:table-cell table:style-name="ce14" office:value-type="string">
            <text:p>Titulo com acervo igual à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 valor apresentado na coluna </text:span><text:span text:style-name="T1">'INEP5 Déficit'.</text:span></text:p>
          </table:table-cell>
          <table:table-cell table:style-name="ce14" office:value-type="string">
            <text:p>Deficit zero</text:p>
          </table:table-cell>
          <table:table-cell office:value-type="string">
            <text:p>PASSOU </text:p>
            <text:p/>
            <text:p>Acervo com 2 e Meta de 2</text:p>
          </table:table-cell>
          <table:table-cell office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rmações Gerais" table:style-name="ta4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number-columns-repeated="251" table:default-cell-style-name="Default"/>
        <table:table-row table:style-name="ro15">
          <table:table-cell table:style-name="ce5" office:value-type="string">
            <text:p>Passos</text:p>
          </table:table-cell>
          <table:table-cell table:style-name="ce5" office:value-type="string">
            <text:p>Data alteração</text:p>
          </table:table-cell>
          <table:table-cell table:style-name="ce5" office:value-type="string">
            <text:p>Consulta no Banco de Dados</text:p>
          </table:table-cell>
          <table:table-cell table:style-name="ce5" office:value-type="string">
            <text:p>Cálculo das Metas</text:p>
          </table:table-cell>
          <table:table-cell table:style-name="ce5" office:value-type="string">
            <text:p>Autor(es)</text:p>
          </table:table-cell>
          <table:table-cell table:style-name="ce3"/>
          <table:table-cell table:number-columns-repeated="250"/>
        </table:table-row>
        <table:table-row table:style-name="ro16">
          <table:table-cell table:style-name="ce6" office:value-type="string">
            <text:p>Funcionamento Geral do UC004 – Cálculo de Metas</text:p>
          </table:table-cell>
          <table:table-cell table:style-name="ce7" office:value-type="float" office:value="41611">
            <text:p>3-Dez-13</text:p>
          </table:table-cell>
          <table:table-cell table:style-name="ce6" office:value-type="string">
            <text:p>Selecionar disciplina vinculada aos títulos.</text:p>
          </table:table-cell>
          <table:table-cell table:style-name="ce6" office:value-type="string">
            <text:p>Dados utilizados para os cálculos das metas.</text:p>
          </table:table-cell>
          <table:table-cell table:style-name="ce6" office:value-type="string">
            <text:p>Fco Anderson Pinheiro Damasceno</text:p>
          </table:table-cell>
          <table:table-cell table:number-columns-repeated="251"/>
        </table:table-row>
        <table:table-row table:style-name="ro17">
          <table:table-cell table:style-name="ce18"/>
          <table:table-cell table:style-name="ce7"/>
          <table:table-cell table:style-name="ce6" office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6"/>
          <table:table-cell table:number-columns-repeated="251"/>
        </table:table-row>
        <table:table-row table:style-name="ro18">
          <table:table-cell office:value-type="string">
            <text:p>O usuário seleciona o título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19">
          <table:table-cell table:style-name="ce18" office:value-type="string">
            <text:p>O sistema verifica a(s) disciplina (s) a que o título pertence.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6">
          <table:table-cell table:style-name="ce18" office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Se for apenas semestre par/impar.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A meta é dada por 50m/Razão INEP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6">
          <table:table-cell table:style-name="ce18" office:value-type="string">
            <text:p>A meta é o maior valor entre os dois cálculos.</text:p>
          </table:table-cell>
          <table:table-cell table:number-columns-repeated="255"/>
        </table:table-row>
        <table:table-row table:style-name="ro6" table:number-rows-repeated="104856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Execução 22_04_14" table:style-name="ta3" table:print="false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number-columns-repeated="3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48" table:default-cell-style-name="ce8"/>
        <table:table-column table:style-name="co4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>
            <text:p>Caso de Uso</text:p>
          </table:table-cell>
          <table:table-cell table:style-name="ce11" office:value-type="string">
            <text:p>Fluxo</text:p>
          </table:table-cell>
          <table:table-cell table:style-name="ce11" office:value-type="string">
            <text:p>Identificador</text:p>
          </table:table-cell>
          <table:table-cell table:style-name="ce13" office:value-type="string">
            <text:p>Cenário de Teste</text:p>
          </table:table-cell>
          <table:table-cell table:style-name="ce13" office:value-type="string">
            <text:p>Passos</text:p>
          </table:table-cell>
          <table:table-cell table:style-name="ce13" office:value-type="string">
            <text:p>Resultados esperados</text:p>
          </table:table-cell>
          <table:table-cell table:style-name="ce16" office:value-type="string">
            <text:p>Resultado da Execução</text:p>
          </table:table-cell>
          <table:table-cell table:style-name="ce16" office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10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1</text:p>
          </table:table-cell>
          <table:table-cell table:style-name="ce10" office:value-type="string">
            <text:p>Meta de semestre ímpar superior a meta para o semestre par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A meta e o déficit apresentados devem ser igual a meta do semestre ímpar.</text:p>
            <text:p/>
          </table:table-cell>
          <table:table-cell table:style-name="ce10" office:value-type="string">
            <text:p>PASSOU</text:p>
            <text:p/>
            <text:p>Meta de 33.2 Exemplares.</text:p>
          </table:table-cell>
          <table:table-cell table:style-name="ce10" office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9" table:number-columns-repeated="1015"/>
        </table:table-row>
        <table:table-row table:style-name="ro11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2</text:p>
          </table:table-cell>
          <table:table-cell table:style-name="ce10" office:value-type="string">
            <text:p>Meta de semestre par superior a meta para o semestre ímpar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A meta apresentada deve ser igual a meta do semestre par. </text:p>
          </table:table-cell>
          <table:table-cell table:style-name="ce10" office:value-type="string">
            <text:p>PASSOU</text:p>
            <text:p/>
            <text:p>Meta de 13.3 Exemplares.</text:p>
          </table:table-cell>
          <table:table-cell table:style-name="ce17" office:value-type="string">
            <text:p><text:span text:style-name="T1">No teste foi observado o título: POTTER, R. E.; </text:span><text:span text:style-name="T1">RAINER JR, R. K.; TURBAN, E.Introdução a </text:span><text:span text:style-name="T1">sistemas de informação: uma abordagem </text:span><text:span text:style-name="T1">gerencial. Campus 2007.</text:span> </text:p>
            <text:p>Como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20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3</text:p>
          </table:table-cell>
          <table:table-cell table:style-name="ce10" office:value-type="string">
            <text:p>Título <text:s/>vinculado a nenhuma disciplina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.</text:span></text:p>
          </table:table-cell>
          <table:table-cell table:style-name="ce10" office:value-type="string">
            <text:p>Meta zero</text:p>
          </table:table-cell>
          <table:table-cell table:style-name="ce10"/>
          <table:table-cell table:style-name="ce10" office:value-type="string">
            <text:p>Os títulos que apresestam estas caracteristicas não são mostrados na tabela de metas.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4</text:p>
          </table:table-cell>
          <table:table-cell table:style-name="ce10" office:value-type="string">
            <text:p>Titulo com acervo menor que a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s valores apresentados nas </text:span><text:span text:style-name="T1">colunas 'INEP5 Meta' e 'INEP5 Déficit'.</text:span></text:p>
          </table:table-cell>
          <table:table-cell table:style-name="ce10" office:value-type="string">
            <text:p>Déficit igual a meta menos a quantidade apresentado no acervo</text:p>
          </table:table-cell>
          <table:table-cell table:style-name="ce10" office:value-type="string">
            <text:p>PASSOU</text:p>
            <text:p/>
            <text:p>Meta de 8.3, Acervo = 6 e Déficit de 2.3 Exemplares.</text:p>
          </table:table-cell>
          <table:table-cell table:style-name="ce10" office:value-type="string">
            <text:p/>
            <text:p><text:span text:style-name="T1">No teste foi observado o título: GREENE, </text:span><text:span text:style-name="T1">Jennifer; STELLMAN, Andrew. Use a cabeça! </text:span><text:span text:style-name="T1">PMP. Rio de Janeiro: Alta Books, 2010. xxxv, </text:span><text:span text:style-name="T1">794 p. Com referência ao banco de dados na </text:span><text:span text:style-name="T1">presente data.</text:span></text:p>
          </table:table-cell>
          <table:table-cell table:style-name="ce10" table:number-columns-repeated="17"/>
          <table:table-cell table:number-columns-repeated="998"/>
        </table:table-row>
        <table:table-row table:style-name="ro14">
          <table:table-cell/>
          <table:table-cell table:style-name="ce10" office:value-type="string">
            <text:p>Calcular Metas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TC_004_05</text:p>
          </table:table-cell>
          <table:table-cell table:style-name="ce14" office:value-type="string">
            <text:p>Titulo com acervo maior que a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 valor apresentado na coluna </text:span><text:span text:style-name="T1">'INEP5 Déficit'.</text:span></text:p>
          </table:table-cell>
          <table:table-cell table:style-name="ce14" office:value-type="string">
            <text:p>Deficit zero</text:p>
          </table:table-cell>
          <table:table-cell office:value-type="string">
            <text:p>PASSOU</text:p>
            <text:p/>
            <text:p>Acervo com 4 e Meta de 2</text:p>
          </table:table-cell>
          <table:table-cell table:style-name="ce10" office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14">
          <table:table-cell/>
          <table:table-cell office:value-type="string">
            <text:p>Calcular Metas</text:p>
          </table:table-cell>
          <table:table-cell office:value-type="string">
            <text:p>Principal</text:p>
          </table:table-cell>
          <table:table-cell table:style-name="ce10" office:value-type="string">
            <text:p>TC_004_06</text:p>
          </table:table-cell>
          <table:table-cell table:style-name="ce14" office:value-type="string">
            <text:p>Titulo com acervo igual à meta.</text:p>
          </table:table-cell>
          <table:table-cell table:style-name="ce10" office:value-type="string">
            <text:p>1. Considerar um título que apresente as caracteristicas descritas. </text:p>
            <text:p><text:span text:style-name="T1">2. Visualizar o valor apresentado na coluna </text:span><text:span text:style-name="T1">'INEP5 Déficit'.</text:span></text:p>
          </table:table-cell>
          <table:table-cell table:style-name="ce14" office:value-type="string">
            <text:p>Deficit zero</text:p>
          </table:table-cell>
          <table:table-cell office:value-type="string">
            <text:p>PASSOU </text:p>
            <text:p/>
            <text:p>Acervo com 2 e Meta de 2</text:p>
          </table:table-cell>
          <table:table-cell office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11:11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creator>Andre </dc:creator>
    <dc:date>2014-04-28T11:11:07.25</dc:date>
    <meta:editing-cycles>21</meta:editing-cycles>
    <meta:editing-duration>P24DT5H6M43S</meta:editing-duration>
    <meta:generator>OpenOffice/4.0.1$Win32 OpenOffice.org_project/401m5$Build-9714</meta:generator>
    <meta:document-statistic meta:table-count="5" meta:cell-count="148" meta:object-count="0"/>
  </office:meta>
</office:document-meta>
</file>